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 style:list-style-name="L5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6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4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İL 121 / 21120205310 / Berhan Berk Akgün</text:p>
      <text:p text:style-name="P7"/>
      <text:p text:style-name="P7">Kod Özeti</text:p>
      <text:p text:style-name="P1"/>
      <text:p text:style-name="P1"/>
      <text:list xml:id="list5786433995134527391" text:style-name="L1">
        <text:list-item>
          <text:p text:style-name="P10"><text:span text:style-name="T1">Okuma yapılan dosya :</text:span> <text:s/></text:p>
        </text:list-item>
      </text:list>
      <text:p text:style-name="P9"><text:tab/><text:tab/></text:p>
      <text:p text:style-name="P9"><text:tab/><text:tab/>Kaynak dosyada yer alan veriler 12 şehrin 5 günlük hava sıcaklıklarını içermektedir.</text:p>
      <text:p text:style-name="P9"/>
      <text:p text:style-name="P9"/>
      <text:list xml:id="list4139372465104381482" text:style-name="L5">
        <text:list-item>
          <text:p text:style-name="P2">Main metodu:</text:p>
        </text:list-item>
      </text:list>
      <text:p text:style-name="P9"/>
      <text:p text:style-name="P9"><text:tab/><text:tab/>Main metodunda kaynak dosyanın içerisindeki veriler okunmuştur ve ekrana yazdırılmıştır.</text:p>
      <text:p text:style-name="P9"/>
      <text:p text:style-name="P9"/>
      <text:list xml:id="list813764096507276932" text:style-name="L2">
        <text:list-item>
          <text:p text:style-name="P3">Kod içerisinde yapılan analiz 1 :</text:p>
        </text:list-item>
      </text:list>
      <text:p text:style-name="P9"/>
      <text:p text:style-name="P9"><text:tab/><text:tab/>ortalama_derece adlı fonksiyonda kaynak dosyasının içerisinden alınan şehirlerin 5 günlük sıcaklık değerlerinin ortalaması bulunmuştur.</text:p>
      <text:p text:style-name="P9"/>
      <text:p text:style-name="P9"/>
      <text:list xml:id="list1718575594472115290" text:style-name="L3">
        <text:list-item>
          <text:p text:style-name="P4">Kod içerisinde yapılan analiz 2 :</text:p>
        </text:list-item>
      </text:list>
      <text:p text:style-name="P9"/>
      <text:p text:style-name="P9"><text:tab/><text:tab/>ortalama_siralama adlı fonksiyonda ortalama_derece fonksiyonundan bulunan sıcaklık ortalamalarını büyük olandan küçük olana doğru sıralanışı bulunmuştur. </text:p>
      <text:p text:style-name="P1"><text:span text:style-name="T2"/></text:p>
      <text:p text:style-name="P1"><text:span text:style-name="T2"/></text:p>
      <text:list xml:id="list1874525408960347197" text:style-name="L6">
        <text:list-item>
          <text:p text:style-name="P5">dosya_olustur fonksyonu :</text:p>
        </text:list-item>
      </text:list>
      <text:p text:style-name="P9"/>
      <text:p text:style-name="P9"><text:tab/><text:tab/>dosya_olustur fonksiyonunda ortalama_derece ve ortalama_siralama adlı fonksiyonlarda yapılan analizler Hedef dosyası oluşturulup yazdırılmıştır.</text:p>
      <text:p text:style-name="P1"><text:span text:style-name="T2"/></text:p>
      <text:p text:style-name="P1"><text:span text:style-name="T2"/></text:p>
      <text:list xml:id="list6417163436131362957" text:style-name="L4">
        <text:list-item>
          <text:p text:style-name="P6">Sonuç dosyasında :</text:p>
        </text:list-item>
      </text:list>
      <text:p text:style-name="P8"><text:tab/><text:tab/></text:p>
      <text:p text:style-name="P8"><text:tab/><text:tab/>Hedef dosya içerisinde kaynak dosyasında verilern şehirlerin ve 5 günlük sıcaklıklarının ortalamaları büyükten küçüğe doğru olacak şekilde yazdırılmıştı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24S</meta:editing-duration>
    <meta:editing-cycles>3</meta:editing-cycles>
    <meta:generator>OpenOffice/4.1.8$Win32 OpenOffice.org_project/418m3$Build-9803</meta:generator>
    <dc:date>2022-01-16T00:15:25.88</dc:date>
    <meta:document-statistic meta:table-count="0" meta:image-count="0" meta:object-count="0" meta:page-count="1" meta:paragraph-count="16" meta:word-count="122" meta:character-count="975"/>
    <meta:user-defined meta:name="Info 1"/>
    <meta:user-defined meta:name="Info 2"/>
    <meta:user-defined meta:name="Info 3"/>
    <meta:user-defined meta:name="Info 4"/>
  </office:meta>
</office:document-meta>
</file>